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3.81cm" svg:height="1.27cm" svg:x="17.51cm" svg:y="4.175cm">
          <text:p text:style-name="P1">Databas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6" draw:layer="layout" svg:width="4.445cm" svg:height="1.27cm" svg:x="7.35cm" svg:y="13.065cm">
          <text:p text:style-name="P1">Record Own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4" draw:layer="layout" svg:width="3.81cm" svg:height="1.27cm" svg:x="14.335cm" svg:y="14.335cm">
          <text:p text:style-name="P1">Recor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5" draw:layer="layout" svg:width="3.81cm" svg:height="1.27cm" svg:x="15.605cm" svg:y="8.62cm">
          <text:p text:style-name="P1">Tab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2" draw:layer="layout" svg:width="3.81cm" svg:height="1.27cm" svg:x="11.795cm" svg:y="2.27cm">
          <text:p text:style-name="P1">Environ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81cm" svg:height="1.27cm" svg:x="7.35cm" svg:y="9.255cm">
          <text:p text:style-name="P1">Tas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" draw:layer="layout" svg:width="3.81cm" svg:height="1.27cm" svg:x="7.985cm" svg:y="5.445cm">
          <text:p text:style-name="P1">Applic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889cm" svg:y1="5.445cm" svg:x2="13.7cm" svg:y2="3.54cm" draw:start-shape="id1" draw:start-glue-point="4" draw:end-shape="id2" svg:d="m9889 5445v-952h3811v-953">
          <text:p/>
        </draw:connector>
        <draw:connector draw:style-name="gr2" draw:text-style-name="P1" draw:layer="layout" svg:x1="17.51cm" svg:y1="4.81cm" svg:x2="11.795cm" svg:y2="6.08cm" draw:start-shape="id3" draw:start-glue-point="3" draw:end-shape="id1" svg:d="m17510 4810h-2857v1270h-2858">
          <text:p/>
        </draw:connector>
        <draw:connector draw:style-name="gr2" draw:text-style-name="P1" draw:layer="layout" svg:x1="10.525cm" svg:y1="9.255cm" svg:x2="9.89cm" svg:y2="6.715cm" draw:end-shape="id1" svg:d="m10525 9255v-1019h-635v-1521">
          <text:p/>
        </draw:connector>
        <draw:connector draw:style-name="gr2" draw:text-style-name="P1" draw:layer="layout" svg:x1="10.842cm" svg:y1="13.065cm" svg:x2="10.525cm" svg:y2="10.525cm" svg:d="m10842 13065v-1269h-317v-1271">
          <text:p/>
        </draw:connector>
        <draw:connector draw:style-name="gr2" draw:text-style-name="P1" draw:layer="layout" svg:x1="16.24cm" svg:y1="14.335cm" svg:x2="17.51cm" svg:y2="9.89cm" draw:start-shape="id4" draw:end-shape="id5" svg:d="m16240 14335v-2222h1270v-2223">
          <text:p/>
        </draw:connector>
        <draw:connector draw:style-name="gr2" draw:text-style-name="P1" draw:layer="layout" svg:x1="17.51cm" svg:y1="8.62cm" svg:x2="19.415cm" svg:y2="5.445cm" draw:start-shape="id5" draw:start-glue-point="0" draw:end-shape="id3" svg:d="m17510 8620v-1587h1905v-1588">
          <text:p/>
        </draw:connector>
        <draw:connector draw:style-name="gr2" draw:text-style-name="P1" draw:layer="layout" svg:x1="14.335cm" svg:y1="14.97cm" svg:x2="11.795cm" svg:y2="13.699cm" draw:start-shape="id4" draw:end-shape="id6" draw:end-glue-point="7" svg:d="m14335 14970h-1270v-1271h-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on Corley</meta:initial-creator>
    <meta:creation-date>2010-02-24T09:35:21</meta:creation-date>
    <dc:date>2010-11-20T21:31:23</dc:date>
    <dc:creator>Don Corley</dc:creator>
    <meta:editing-duration>PT01H22M38S</meta:editing-duration>
    <meta:editing-cycles>2</meta:editing-cycles>
    <meta:generator>OpenOffice.org/3.2$Unix OpenOffice.org_project/320m19$Build-9505</meta:generator>
    <meta:document-statistic meta:object-count="14"/>
  </office:meta>
</office:document-meta>
</file>